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Sheet1_1" table:style-name="ta1">
        <table:shapes>
          <draw:frame draw:z-index="0" draw:style-name="gr1" draw:text-style-name="P1" svg:width="15.999cm" svg:height="8.999cm" svg:x="10.536cm" svg:y="0.026cm">
            <draw:object draw:notify-on-update-of-ranges="'Table dynamique_Sheet1_1'.A2:'Table dynamique_Sheet1_1'.A11 'Table dynamique_Sheet1_1'.B1:'Table dynamique_Sheet1_1'.B1 'Table dynamique_Sheet1_1'.B2:'Table dynamique_Sheet1_1'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5"/>
        <table:table-row table:style-name="ro1">
          <table:table-cell table:style-name="ce10" office:value-type="string" calcext:value-type="string">
            <text:p>Editeur</text:p>
          </table:table-cell>
          <table:table-cell table:style-name="ce14" office:value-type="string" calcext:value-type="string">
            <text:p>Somme - nbauteurs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2" office:value-type="string" calcext:value-type="string">
            <text:p>Actes Sud</text:p>
          </table:table-cell>
          <table:table-cell table:style-name="ce16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17" office:value-type="float" office:value="340" calcext:value-type="float">
            <text:p>340</text:p>
          </table:table-cell>
        </table:table-row>
        <table:table-row table:style-name="ro1">
          <table:table-cell table:style-name="ce13" office:value-type="string" calcext:value-type="string">
            <text:p>Total Résultat</text:p>
          </table:table-cell>
          <table:table-cell table:style-name="ce18" office:value-type="float" office:value="1595" calcext:value-type="float">
            <text:p>1595</text:p>
          </table:table-cell>
        </table:table-row>
      </table:table>
      <table:named-expressions/>
      <table:database-ranges>
        <table:database-range table:name="__Anonymous_Sheet_DB__1" table:target-range-address="'Table dynamique_Sheet1_1'.A1:'Table dynamique_Sheet1_1'.B12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Table dynamique_Sheet1_1'.A1:'Table dynamique_Sheet1_1'.B12" table:buttons="'Table dynamique_Sheet1_1'.A1" table:show-filter-button="false" table:drill-down-on-double-click="false">
          <table:database-source-query table:database-name="Graphique_Librairie" table:query-name="Graphique 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5:01:13.352275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24.2.7.2$Linux_X86_64 LibreOffice_project/420$Build-2</meta:generator>
    <meta:editing-cycles>0</meta:editing-cycles>
    <meta:editing-duration>P0D</meta:editing-duration>
    <meta:document-statistic meta:table-count="2" meta:cell-count="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78cm" svg:y="0.316cm" chart:style-name="ch2">
          <text:p>Dix éditeurs les plus importants en nombre d'auteurs</text:p>
        </chart:title>
        <chart:plot-area chart:style-name="ch3" table:cell-range-address="'Table dynamique_Sheet1_1'.A1:'Table dynamique_Sheet1_1'.B11" chart:data-source-has-labels="both" svg:x="0.32cm" svg:y="1.275cm" svg:width="15.36cm" svg:height="7.545cm">
          <chart:coordinate-region svg:x="3.508cm" svg:y="1.275cm" svg:width="11.892cm" svg:height="6.898cm"/>
          <chart:axis chart:dimension="x" chart:name="primary-x" chart:style-name="ch4" chartooo:axis-type="auto">
            <chartooo:date-scale/>
            <chart:categories table:cell-range-address="'Table dynamique_Sheet1_1'.A2:'Table dynamique_Sheet1_1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e dynamique_Sheet1_1'.B2:'Table dynamique_Sheet1_1'.B11" chart:label-cell-address="'Table dynamique_Sheet1_1'.B1:'Table dynamique_Sheet1_1'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nbauteurs</text:p>
                <draw:g>
                  <svg:desc>'Table dynamique_Sheet1_1'.B1:'Table dynamique_Sheet1_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ard Jeunesse</text:p>
                <draw:g>
                  <svg:desc>'Table dynamique_Sheet1_1'.A2:'Table dynamique_Sheet1_1'.A11</svg:desc>
                </draw:g>
              </table:table-cell>
              <table:table-cell office:value-type="float" office:value="49">
                <text:p>49</text:p>
                <draw:g>
                  <svg:desc>'Table dynamique_Sheet1_1'.B2:'Table dynamique_Sheet1_1'.B11</svg:desc>
                </draw:g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Actes Sud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